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1.141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OBJECTID,N,9,0</text:p>
          </table:table-cell>
          <table:table-cell office:value-type="string">
            <text:p>AREA,N,13,11</text:p>
          </table:table-cell>
          <table:table-cell office:value-type="string">
            <text:p>PERIMETER,N,13,11</text:p>
          </table:table-cell>
          <table:table-cell office:value-type="string">
            <text:p>SQUARTIER_,N,9,0</text:p>
          </table:table-cell>
          <table:table-cell office:value-type="string">
            <text:p>QUARTIER,N,9,0</text:p>
          </table:table-cell>
          <table:table-cell office:value-type="string">
            <text:p>SQUARTMNO,C,3</text:p>
          </table:table-cell>
          <table:table-cell office:value-type="string">
            <text:p>LIBSQUART,C,25</text:p>
          </table:table-cell>
          <table:table-cell office:value-type="string">
            <text:p>Shape_Leng,N,19,11</text:p>
          </table:table-cell>
          <table:table-cell office:value-type="string">
            <text:p>Shape_Area,N,19,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1380">
            <text:p>2301380</text:p>
          </table:table-cell>
          <table:table-cell office:value-type="float" office:value="7061.21">
            <text:p>7061,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HOS</text:p>
          </table:table-cell>
          <table:table-cell office:value-type="string">
            <text:p>Plan des 4 Seigneurs</text:p>
          </table:table-cell>
          <table:table-cell office:value-type="float" office:value="7063.80336949">
            <text:p>7063,80336949</text:p>
          </table:table-cell>
          <table:table-cell office:value-type="float" office:value="2303072.59613">
            <text:p>2303072,59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06980">
            <text:p>6206980</text:p>
          </table:table-cell>
          <table:table-cell office:value-type="float" office:value="13931.1">
            <text:p>13931,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HOP</text:p>
          </table:table-cell>
          <table:table-cell office:value-type="string">
            <text:p>Hopitaux-Facultés</text:p>
          </table:table-cell>
          <table:table-cell office:value-type="float" office:value="13936.2911114">
            <text:p>13936,2911114</text:p>
          </table:table-cell>
          <table:table-cell office:value-type="float" office:value="6211651.21697">
            <text:p>6211651,216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72670">
            <text:p>3972670</text:p>
          </table:table-cell>
          <table:table-cell office:value-type="float" office:value="9684.44">
            <text:p>9684,4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HOA</text:p>
          </table:table-cell>
          <table:table-cell office:value-type="string">
            <text:p>Aiguelongue</text:p>
          </table:table-cell>
          <table:table-cell office:value-type="float" office:value="9688.06417322">
            <text:p>9688,06417322</text:p>
          </table:table-cell>
          <table:table-cell office:value-type="float" office:value="3975651.2364">
            <text:p>3975651,23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31160">
            <text:p>1931160</text:p>
          </table:table-cell>
          <table:table-cell office:value-type="float" office:value="8305.84">
            <text:p>8305,8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PAH</text:p>
          </table:table-cell>
          <table:table-cell office:value-type="string">
            <text:p>Les Hauts de Massane</text:p>
          </table:table-cell>
          <table:table-cell office:value-type="float" office:value="8308.95386621">
            <text:p>8308,95386621</text:p>
          </table:table-cell>
          <table:table-cell office:value-type="float" office:value="1932615.57883">
            <text:p>1932615,578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0110">
            <text:p>2060110</text:p>
          </table:table-cell>
          <table:table-cell office:value-type="float" office:value="7405.88">
            <text:p>7405,8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7408.75233283">
            <text:p>7408,75233283</text:p>
          </table:table-cell>
          <table:table-cell office:value-type="float" office:value="2061702.41074">
            <text:p>2061702,410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2710">
            <text:p>2622710</text:p>
          </table:table-cell>
          <table:table-cell office:value-type="float" office:value="7194.74">
            <text:p>7194,7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7197.50817768">
            <text:p>7197,50817768</text:p>
          </table:table-cell>
          <table:table-cell office:value-type="float" office:value="2624731.34147">
            <text:p>2624731,341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96860">
            <text:p>1896860</text:p>
          </table:table-cell>
          <table:table-cell office:value-type="float" office:value="6133.42">
            <text:p>6133,4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MIG</text:p>
          </table:table-cell>
          <table:table-cell office:value-type="string">
            <text:p>Grammont</text:p>
          </table:table-cell>
          <table:table-cell office:value-type="float" office:value="6135.78791559">
            <text:p>6135,78791559</text:p>
          </table:table-cell>
          <table:table-cell office:value-type="float" office:value="1898325.0459">
            <text:p>1898325,04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45380">
            <text:p>845380</text:p>
          </table:table-cell>
          <table:table-cell office:value-type="float" office:value="4815.76">
            <text:p>4815,7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MCU</text:p>
          </table:table-cell>
          <table:table-cell office:value-type="string">
            <text:p>Les Aubes</text:p>
          </table:table-cell>
          <table:table-cell office:value-type="float" office:value="4817.62940133">
            <text:p>4817,62940133</text:p>
          </table:table-cell>
          <table:table-cell office:value-type="float" office:value="846033.702137">
            <text:p>846033,7021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60900">
            <text:p>1660900</text:p>
          </table:table-cell>
          <table:table-cell office:value-type="float" office:value="5210.38">
            <text:p>5210,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MCB</text:p>
          </table:table-cell>
          <table:table-cell office:value-type="string">
            <text:p>Boutonnet</text:p>
          </table:table-cell>
          <table:table-cell office:value-type="float" office:value="5212.39212705">
            <text:p>5212,39212705</text:p>
          </table:table-cell>
          <table:table-cell office:value-type="float" office:value="1662181.03425">
            <text:p>1662181,034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20860">
            <text:p>1220860</text:p>
          </table:table-cell>
          <table:table-cell office:value-type="float" office:value="5415.89">
            <text:p>5415,8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office:value-type="float" office:value="5417.98691138">
            <text:p>5417,98691138</text:p>
          </table:table-cell>
          <table:table-cell office:value-type="float" office:value="1221804.65358">
            <text:p>1221804,653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1280">
            <text:p>731280</text:p>
          </table:table-cell>
          <table:table-cell office:value-type="float" office:value="4335.34">
            <text:p>4335,3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MIP</text:p>
          </table:table-cell>
          <table:table-cell office:value-type="string">
            <text:p>La Pompignane</text:p>
          </table:table-cell>
          <table:table-cell office:value-type="float" office:value="4337.03178454">
            <text:p>4337,03178454</text:p>
          </table:table-cell>
          <table:table-cell office:value-type="float" office:value="731847.848575">
            <text:p>731847,8485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99010">
            <text:p>2699010</text:p>
          </table:table-cell>
          <table:table-cell office:value-type="float" office:value="9160.43">
            <text:p>9160,4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MIL</text:p>
          </table:table-cell>
          <table:table-cell office:value-type="string">
            <text:p>Millénaire</text:p>
          </table:table-cell>
          <table:table-cell office:value-type="float" office:value="9164.00028378">
            <text:p>9164,00028378</text:p>
          </table:table-cell>
          <table:table-cell office:value-type="float" office:value="2701112.55316">
            <text:p>2701112,553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58340">
            <text:p>1758340</text:p>
          </table:table-cell>
          <table:table-cell office:value-type="float" office:value="5549.11">
            <text:p>5549,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CVN</text:p>
          </table:table-cell>
          <table:table-cell office:value-type="string">
            <text:p>Les Cevennes</text:p>
          </table:table-cell>
          <table:table-cell office:value-type="float" office:value="5551.27682173">
            <text:p>5551,27682173</text:p>
          </table:table-cell>
          <table:table-cell office:value-type="float" office:value="1759714.76707">
            <text:p>1759714,767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1319">
            <text:p>831319</text:p>
          </table:table-cell>
          <table:table-cell office:value-type="float" office:value="5228.6">
            <text:p>5228,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PAC</text:p>
          </table:table-cell>
          <table:table-cell office:value-type="string">
            <text:p>Celleneuve</text:p>
          </table:table-cell>
          <table:table-cell office:value-type="float" office:value="5230.65043374">
            <text:p>5230,65043374</text:p>
          </table:table-cell>
          <table:table-cell office:value-type="float" office:value="831969.9002">
            <text:p>831969,90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7583">
            <text:p>577583</text:p>
          </table:table-cell>
          <table:table-cell office:value-type="float" office:value="3610.89">
            <text:p>3610,8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MCA</text:p>
          </table:table-cell>
          <table:table-cell office:value-type="string">
            <text:p>Les Arceaux</text:p>
          </table:table-cell>
          <table:table-cell office:value-type="float" office:value="3612.3062205">
            <text:p>3612,3062205</text:p>
          </table:table-cell>
          <table:table-cell office:value-type="float" office:value="578036.193972">
            <text:p>578036,1939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1896">
            <text:p>641896</text:p>
          </table:table-cell>
          <table:table-cell office:value-type="float" office:value="3529.4">
            <text:p>3529,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3530.78803039">
            <text:p>3530,78803039</text:p>
          </table:table-cell>
          <table:table-cell office:value-type="float" office:value="642399.532953">
            <text:p>642399,53295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4357">
            <text:p>904357</text:p>
          </table:table-cell>
          <table:table-cell office:value-type="float" office:value="3977.91">
            <text:p>3977,9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MCN</text:p>
          </table:table-cell>
          <table:table-cell office:value-type="string">
            <text:p>Antigone</text:p>
          </table:table-cell>
          <table:table-cell office:value-type="float" office:value="3979.47411315">
            <text:p>3979,47411315</text:p>
          </table:table-cell>
          <table:table-cell office:value-type="float" office:value="905067.82229">
            <text:p>905067,822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0472">
            <text:p>340472</text:p>
          </table:table-cell>
          <table:table-cell office:value-type="float" office:value="2853.11">
            <text:p>2853,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854.238164">
            <text:p>2854,238164</text:p>
          </table:table-cell>
          <table:table-cell office:value-type="float" office:value="340740.322957">
            <text:p>340740,32295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18120">
            <text:p>3118120</text:p>
          </table:table-cell>
          <table:table-cell office:value-type="float" office:value="7640.85">
            <text:p>7640,8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CVM</text:p>
          </table:table-cell>
          <table:table-cell office:value-type="string">
            <text:p>La Martelle</text:p>
          </table:table-cell>
          <table:table-cell office:value-type="float" office:value="7643.91668551">
            <text:p>7643,91668551</text:p>
          </table:table-cell>
          <table:table-cell office:value-type="float" office:value="3120623.19815">
            <text:p>3120623,198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07030">
            <text:p>5807030</text:p>
          </table:table-cell>
          <table:table-cell office:value-type="float" office:value="10798.3">
            <text:p>10798,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10802.5559325">
            <text:p>10802,5559325</text:p>
          </table:table-cell>
          <table:table-cell office:value-type="float" office:value="5811664.40375">
            <text:p>5811664,4037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04370">
            <text:p>1204370</text:p>
          </table:table-cell>
          <table:table-cell office:value-type="float" office:value="5065.93">
            <text:p>5065,9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CVC</text:p>
          </table:table-cell>
          <table:table-cell office:value-type="string">
            <text:p>La Chamberte</text:p>
          </table:table-cell>
          <table:table-cell office:value-type="float" office:value="5067.94801268">
            <text:p>5067,94801268</text:p>
          </table:table-cell>
          <table:table-cell office:value-type="float" office:value="1205329.80315">
            <text:p>1205329,803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76643">
            <text:p>676643</text:p>
          </table:table-cell>
          <table:table-cell office:value-type="float" office:value="3468.37">
            <text:p>3468,3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MCG</text:p>
          </table:table-cell>
          <table:table-cell office:value-type="string">
            <text:p>Gambetta</text:p>
          </table:table-cell>
          <table:table-cell office:value-type="float" office:value="3469.74515519">
            <text:p>3469,74515519</text:p>
          </table:table-cell>
          <table:table-cell office:value-type="float" office:value="677181.426181">
            <text:p>677181,4261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98180">
            <text:p>598180</text:p>
          </table:table-cell>
          <table:table-cell office:value-type="float" office:value="3380.53">
            <text:p>3380,5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MCF</text:p>
          </table:table-cell>
          <table:table-cell office:value-type="string">
            <text:p>Figuerolles</text:p>
          </table:table-cell>
          <table:table-cell office:value-type="float" office:value="3381.86597749">
            <text:p>3381,86597749</text:p>
          </table:table-cell>
          <table:table-cell office:value-type="float" office:value="598654.297722">
            <text:p>598654,2977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61098">
            <text:p>561098</text:p>
          </table:table-cell>
          <table:table-cell office:value-type="float" office:value="4078.79">
            <text:p>4078,79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MCS</text:p>
          </table:table-cell>
          <table:table-cell office:value-type="string">
            <text:p>Gares</text:p>
          </table:table-cell>
          <table:table-cell office:value-type="float" office:value="4080.41607018">
            <text:p>4080,41607018</text:p>
          </table:table-cell>
          <table:table-cell office:value-type="float" office:value="561544.250754">
            <text:p>561544,25075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17470">
            <text:p>1417470</text:p>
          </table:table-cell>
          <table:table-cell office:value-type="float" office:value="4878.9">
            <text:p>4878,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CXE</text:p>
          </table:table-cell>
          <table:table-cell office:value-type="string">
            <text:p>Estanove</text:p>
          </table:table-cell>
          <table:table-cell office:value-type="float" office:value="4880.87081614">
            <text:p>4880,87081614</text:p>
          </table:table-cell>
          <table:table-cell office:value-type="float" office:value="1418612.96619">
            <text:p>1418612,9661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17420">
            <text:p>1617420</text:p>
          </table:table-cell>
          <table:table-cell office:value-type="float" office:value="5546.09">
            <text:p>5546,0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PRA</text:p>
          </table:table-cell>
          <table:table-cell office:value-type="string">
            <text:p>Aiguerelles</text:p>
          </table:table-cell>
          <table:table-cell office:value-type="float" office:value="5548.3223858">
            <text:p>5548,3223858</text:p>
          </table:table-cell>
          <table:table-cell office:value-type="float" office:value="1618725.11353">
            <text:p>1618725,1135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4602">
            <text:p>854602</text:p>
          </table:table-cell>
          <table:table-cell office:value-type="float" office:value="3870.44">
            <text:p>3870,4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PRM</text:p>
          </table:table-cell>
          <table:table-cell office:value-type="string">
            <text:p>Saint Martin</text:p>
          </table:table-cell>
          <table:table-cell office:value-type="float" office:value="3871.99135107">
            <text:p>3871,99135107</text:p>
          </table:table-cell>
          <table:table-cell office:value-type="float" office:value="855292.494355">
            <text:p>855292,4943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03740">
            <text:p>1203740</text:p>
          </table:table-cell>
          <table:table-cell office:value-type="float" office:value="4997.41">
            <text:p>4997,4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CXM</text:p>
          </table:table-cell>
          <table:table-cell office:value-type="string">
            <text:p>Lemasson</text:p>
          </table:table-cell>
          <table:table-cell office:value-type="float" office:value="4999.43511221">
            <text:p>4999,43511221</text:p>
          </table:table-cell>
          <table:table-cell office:value-type="float" office:value="1204719.84646">
            <text:p>1204719,8464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84620">
            <text:p>1584620</text:p>
          </table:table-cell>
          <table:table-cell office:value-type="float" office:value="5516.59">
            <text:p>5516,59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CXP</text:p>
          </table:table-cell>
          <table:table-cell office:value-type="string">
            <text:p>Pas du Loup</text:p>
          </table:table-cell>
          <table:table-cell office:value-type="float" office:value="5518.83063764">
            <text:p>5518,83063764</text:p>
          </table:table-cell>
          <table:table-cell office:value-type="float" office:value="1585913.79443">
            <text:p>1585913,794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15690">
            <text:p>3715690</text:p>
          </table:table-cell>
          <table:table-cell office:value-type="float" office:value="8802.64">
            <text:p>8802,6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XA</text:p>
          </table:table-cell>
          <table:table-cell office:value-type="string">
            <text:p>Croix d'Argent</text:p>
          </table:table-cell>
          <table:table-cell office:value-type="float" office:value="8806.30087179">
            <text:p>8806,30087179</text:p>
          </table:table-cell>
          <table:table-cell office:value-type="float" office:value="3718771.69884">
            <text:p>3718771,6988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12140">
            <text:p>1512140</text:p>
          </table:table-cell>
          <table:table-cell office:value-type="float" office:value="6780.65">
            <text:p>6780,6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PRE</text:p>
          </table:table-cell>
          <table:table-cell office:value-type="string">
            <text:p>Près d'Arènes</text:p>
          </table:table-cell>
          <table:table-cell office:value-type="float" office:value="6783.45370676">
            <text:p>6783,45370676</text:p>
          </table:table-cell>
          <table:table-cell office:value-type="float" office:value="1513379.87718">
            <text:p>1513379,877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16/05/2014</text:date>, <text:time>16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8" meta:object-count="0"/>
    <meta:generator>OpenOffice/4.0.1$Win32 OpenOffice.org_project/401m5$Build-9714</meta:generator>
  </office:meta>
</office:document-meta>
</file>